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erces.pars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erces.warning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erces.Xe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erces.fatal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erces.setFeature( String featureId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erces.printError( String type , SAXParseException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erces.isIgnorableWhitespace( Text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erces.error( SAXParseException 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erces.getDocumen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